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54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 fo:font-weight="bold" style:font-weight-asian="bold" style:font-weight-complex="bold"/>
    </style:style>
    <style:style style:name="ce2" style:family="table-cell" style:parent-style-name="Default">
      <style:text-properties style:font-name="Lucida Consol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>
            <text:p>Last</text:p>
          </table:table-cell>
          <table:table-cell table:style-name="ce1" office:value-type="string">
            <text:p>First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Password</text:p>
          </table:table-cell>
        </table:table-row>
        <table:table-row table:style-name="ro1">
          <table:table-cell office:value-type="string">
            <text:p>Young</text:p>
          </table:table-cell>
          <table:table-cell office:value-type="string">
            <text:p>Bob</text:p>
          </table:table-cell>
          <table:table-cell office:value-type="string">
            <text:p>robertbyoung@rogers.com</text:p>
          </table:table-cell>
          <table:table-cell office:value-type="string">
            <text:p>L-9jwU3</text:p>
          </table:table-cell>
        </table:table-row>
        <table:table-row table:style-name="ro1">
          <table:table-cell office:value-type="string">
            <text:p>Gutman</text:p>
          </table:table-cell>
          <table:table-cell office:value-type="string">
            <text:p>Amir</text:p>
          </table:table-cell>
          <table:table-cell office:value-type="string">
            <text:p>guelphmontessori@rogers.com</text:p>
          </table:table-cell>
          <table:table-cell office:value-type="string">
            <text:p>6S61-hl</text:p>
          </table:table-cell>
        </table:table-row>
        <table:table-row table:style-name="ro1">
          <table:table-cell office:value-type="string">
            <text:p>Young</text:p>
          </table:table-cell>
          <table:table-cell office:value-type="string">
            <text:p>Bridget</text:p>
          </table:table-cell>
          <table:table-cell office:value-type="string">
            <text:p>b.young3@rogers.com</text:p>
          </table:table-cell>
          <table:table-cell office:value-type="string">
            <text:p>I6_MYe5</text:p>
          </table:table-cell>
        </table:table-row>
        <table:table-row table:style-name="ro1">
          <table:table-cell office:value-type="string">
            <text:p>Holland</text:p>
          </table:table-cell>
          <table:table-cell office:value-type="string">
            <text:p>Jeanine</text:p>
          </table:table-cell>
          <table:table-cell office:value-type="string">
            <text:p>holland-young@rogers.com</text:p>
          </table:table-cell>
          <table:table-cell office:value-type="string">
            <text:p>X--vyGB</text:p>
          </table:table-cell>
        </table:table-row>
        <table:table-row table:style-name="ro1" table:number-rows-repeated="195">
          <table:table-cell table:number-columns-repeated="2"/>
          <table:table-cell table:style-name="Default"/>
          <table:table-cell/>
        </table:table-row>
        <table:table-row table:style-name="ro1" table:number-rows-repeated="104837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2011-09-29</text:date>, <text:time>23:2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8M43S</meta:editing-duration>
    <meta:editing-cycles>8</meta:editing-cycles>
    <meta:generator>OpenOffice.org/3.3$Win32 OpenOffice.org_project/330m20$Build-9567</meta:generator>
    <dc:date>2011-09-29T23:20:15.61</dc:date>
    <dc:creator>Robert Bruce Young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